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 shack...</text:p>
          </table:table-cell>
          <table:table-cell table:number-columns-repeated="1020"/>
        </table:table-row>
        <table:table-row>
          <table:table-cell table:style-name="ce0" office:value-type="string">
            <text:p>おおー！　いい感じのロッジ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h! What a nice-looking little lodge!</text:p>
          </table:table-cell>
          <table:table-cell table:number-columns-repeated="1020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style-name="ce0"/>
          <table:table-cell table:style-name="ce0"/>
          <table:table-cell table:style-name="ce0" office:value-type="string">
            <text:p>Oh, by the way, am I the only one whose PC
auto-corrects “lodge“ to “rokuji”, as in ”six
o'clock”?</text:p>
          </table:table-cell>
          <table:table-cell table:number-columns-repeated="1020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quite a change of subject...</text:p>
          </table:table-cell>
          <table:table-cell table:number-columns-repeated="1020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this be Carat's hideout...?</text:p>
          </table:table-cell>
          <table:table-cell table:number-columns-repeated="1020"/>
        </table:table-row>
        <table:table-row>
          <table:table-cell table:style-name="ce0" office:value-type="string">
            <text:p>そうだと思い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it might be...!</text:p>
          </table:table-cell>
          <table:table-cell table:number-columns-repeated="1020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style-name="ce0"/>
          <table:table-cell table:style-name="ce0"/>
          <table:table-cell table:style-name="ce0" office:value-type="string">
            <text:p>I can sense an overwhelming Magical power
coming from inside!</text:p>
          </table:table-cell>
          <table:table-cell table:number-columns-repeated="1020"/>
        </table:table-row>
        <table:table-row>
          <table:table-cell table:style-name="ce0" office:value-type="string">
            <text:p>よし！　火をつけよ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let's set it on fire!</text:p>
          </table:table-cell>
          <table:table-cell table:number-columns-repeated="1020"/>
        </table:table-row>
        <table:table-row>
          <table:table-cell table:style-name="ce0" office:value-type="string">
            <text:p>だめ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o...!</text:p>
          </table:table-cell>
          <table:table-cell table:number-columns-repeated="1020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style-name="ce0"/>
          <table:table-cell table:style-name="ce0"/>
          <table:table-cell table:style-name="ce0" office:value-type="string">
            <text:p>Viola-san might be held hostage in there,
remember?</text:p>
          </table:table-cell>
          <table:table-cell table:number-columns-repeated="1020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style-name="ce0"/>
          <table:table-cell table:style-name="ce0"/>
          <table:table-cell table:style-name="ce0" office:value-type="string">
            <text:p>???
“Hmhm〜♪ hmhmhmmm〜♪”</text:p>
          </table:table-cell>
          <table:table-cell table:number-columns-repeated="1020"/>
        </table:table-row>
        <table:table-row>
          <table:table-cell table:style-name="ce0" office:value-type="string">
            <text:p>鼻歌が聞こえ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one humming.</text:p>
          </table:table-cell>
          <table:table-cell table:number-columns-repeated="1020"/>
        </table:table-row>
        <table:table-row>
          <table:table-cell table:style-name="ce0" office:value-type="string">
            <text:p>どこかで聞いた声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voice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ふんふ～♪　ふっふぅ～♪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mhm〜♪ hmhmm〜♪</text:p>
          </table:table-cell>
          <table:table-cell table:number-columns-repeated="1020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style-name="ce0"/>
          <table:table-cell table:style-name="ce0"/>
          <table:table-cell table:style-name="ce0" office:value-type="string">
            <text:p>Little fish, calcium from the blue sea!</text:p>
          </table:table-cell>
          <table:table-cell table:number-columns-repeated="1020"/>
        </table:table-row>
        <table:table-row>
          <table:table-cell table:style-name="ce0" office:value-type="string">
            <text:p>ららっとぅ、ふっふ～♪</text:p>
          </table:table-cell>
          <table:table-cell table:style-name="ce0"/>
          <table:table-cell table:style-name="ce0"/>
          <table:table-cell table:style-name="ce0" office:value-type="string">
            <text:p>Lalaa〜♪ hmhmmm〜♪</text:p>
          </table:table-cell>
          <table:table-cell table:number-columns-repeated="1020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e's just doing the laundry—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ビオラさ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... Viola-san?</text:p>
          </table:table-cell>
          <table:table-cell table:number-columns-repeated="1020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waghh!!! I'm not slacking off, I swear!!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なた達は・・・！！</text:p>
          </table:table-cell>
          <table:table-cell table:style-name="ce0"/>
          <table:table-cell table:style-name="ce0"/>
          <table:table-cell table:style-name="ce0" office:value-type="string">
            <text:p>...Wait, it's you guys...!!</text:p>
          </table:table-cell>
          <table:table-cell table:number-columns-repeated="1020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me to save you on behalf of the Knight
Commander. He's been worried sick since you
entered Jakla Forest and never returned.</text:p>
          </table:table-cell>
          <table:table-cell table:number-columns-repeated="1020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in the world are you doing here...?</text:p>
          </table:table-cell>
          <table:table-cell table:number-columns-repeated="1020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aaaah, you came to save me!! Thanks so
much!!</text:p>
          </table:table-cell>
          <table:table-cell table:number-columns-repeated="1020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style-name="ce0"/>
          <table:table-cell table:style-name="ce0"/>
          <table:table-cell table:style-name="ce0" office:value-type="string">
            <text:p>Actually, I just came here for a little training
when I happened to find Carat's—the Duchess
of Hellfire's—gang...</text:p>
          </table:table-cell>
          <table:table-cell table:number-columns-repeated="1020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style-name="ce0"/>
          <table:table-cell table:style-name="ce0"/>
          <table:table-cell table:style-name="ce0" office:value-type="string">
            <text:p>So I thought it'd be a great idea to follow them
to their secret base...</text:p>
          </table:table-cell>
          <table:table-cell table:number-columns-repeated="1020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style-name="ce0"/>
          <table:table-cell table:style-name="ce0"/>
          <table:table-cell table:style-name="ce0" office:value-type="string">
            <text:p>But it didn't take long for them to spot me
and take me prisoner...</text:p>
          </table:table-cell>
          <table:table-cell table:number-columns-repeated="1020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style-name="ce0"/>
          <table:table-cell table:style-name="ce0"/>
          <table:table-cell table:style-name="ce0" office:value-type="string">
            <text:p>Just thinking what they'd do to me if I tried to
run makes me... ugh...</text:p>
          </table:table-cell>
          <table:table-cell table:number-columns-repeated="1020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She is a rather dangerously reckless, is she
not...</text:p>
          </table:table-cell>
          <table:table-cell table:number-columns-repeated="1020"/>
        </table:table-row>
        <table:table-row>
          <table:table-cell table:style-name="ce0" office:value-type="string">
            <text:p>北部の時と変わって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hasn't changed a bit since we last saw
her in the Northlands...</text:p>
          </table:table-cell>
          <table:table-cell table:number-columns-repeated="1020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Viola-san, do you know how many people are
inside that lodge?</text:p>
          </table:table-cell>
          <table:table-cell table:number-columns-repeated="1020"/>
        </table:table-row>
        <table:table-row>
          <table:table-cell table:style-name="ce0" office:value-type="string">
            <text:p>3人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re are three of them.</text:p>
          </table:table-cell>
          <table:table-cell table:number-columns-repeated="1020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style-name="ce0"/>
          <table:table-cell table:style-name="ce0"/>
          <table:table-cell table:style-name="ce0" office:value-type="string">
            <text:p>That includes Carat herself, a self-important
little lady.</text:p>
          </table:table-cell>
          <table:table-cell table:number-columns-repeated="1020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style-name="ce0"/>
          <table:table-cell table:style-name="ce0"/>
          <table:table-cell table:style-name="ce0" office:value-type="string">
            <text:p>Besides her, there are two women who I think
must be her assistants. A cold-looking but
surprisingly feminine one, and a happy-go-
lucky one who laughs at any old thing.</text:p>
          </table:table-cell>
          <table:table-cell table:number-columns-repeated="1020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no mistaking it, she must be referring
to Visti and Blanche...!</text:p>
          </table:table-cell>
          <table:table-cell table:number-columns-repeated="1020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style-name="ce0"/>
          <table:table-cell table:style-name="ce0"/>
          <table:table-cell table:style-name="ce0" office:value-type="string">
            <text:p>It would be far too risky to try and fight them
now. We need to withdraw immediately!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-You mean even the Heavenly Maidens aren't
a match for them?</text:p>
          </table:table-cell>
          <table:table-cell table:number-columns-repeated="1020"/>
        </table:table-row>
        <table:table-row>
          <table:table-cell table:style-name="ce0" office:value-type="string">
            <text:p>ひいぃぃっ！</text:p>
          </table:table-cell>
          <table:table-cell table:style-name="ce0"/>
          <table:table-cell table:style-name="ce0"/>
          <table:table-cell table:style-name="ce0" office:value-type="string">
            <text:p>Eeeeep!</text:p>
          </table:table-cell>
          <table:table-cell table:number-columns-repeated="1020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 we're running now! It's three of them
against five of us—this is our chance!</text:p>
          </table:table-cell>
          <table:table-cell table:number-columns-repeated="1020"/>
        </table:table-row>
        <table:table-row>
          <table:table-cell table:style-name="ce0" office:value-type="string">
            <text:p>この場は任せて、早く逃げ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d better hustle, Viola! Leave this one to us!</text:p>
          </table:table-cell>
          <table:table-cell table:number-columns-repeated="1020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again!!</text:p>
          </table:table-cell>
          <table:table-cell table:number-columns-repeated="1020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style-name="ce0"/>
          <table:table-cell table:style-name="ce0"/>
          <table:table-cell table:style-name="ce0" office:value-type="string">
            <text:p>A-Anyway, I'll take you up on that and beat
a tactical retreat!!</text:p>
          </table:table-cell>
          <table:table-cell table:number-columns-repeated="1020"/>
        </table:table-row>
        <table:table-row>
          <table:table-cell table:style-name="ce0" office:value-type="string">
            <text:p>みなさんも、どうかご無事で！！</text:p>
          </table:table-cell>
          <table:table-cell table:style-name="ce0"/>
          <table:table-cell table:style-name="ce0"/>
          <table:table-cell table:style-name="ce0" office:value-type="string">
            <text:p>Stay safe, everyone! Viola, out!!</text:p>
          </table:table-cell>
          <table:table-cell table:number-columns-repeated="1020"/>
        </table:table-row>
        <table:table-row>
          <table:table-cell table:style-name="ce0" office:value-type="string">
            <text:p>とりあえず、目標は達成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done what we need to.</text:p>
          </table:table-cell>
          <table:table-cell table:number-columns-repeated="1020"/>
        </table:table-row>
        <table:table-row>
          <table:table-cell table:style-name="ce0" office:value-type="string">
            <text:p>はい、無事で良かった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thank goodness she was safe.</text:p>
          </table:table-cell>
          <table:table-cell table:number-columns-repeated="1020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'd better fall back, too, before they
notice us...</text:p>
          </table:table-cell>
          <table:table-cell table:number-columns-repeated="1020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h, slave-girl!! Once you've finished the
laundry, won't you go to the village to fetch us
some Yakisoba Pan—</text:p>
          </table:table-cell>
          <table:table-cell table:number-columns-repeated="1020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geeeeeeeh!! H-H-Heavenly Maideeeeeens?!!</text:p>
          </table:table-cell>
          <table:table-cell table:number-columns-repeated="1020"/>
        </table:table-row>
        <table:table-row>
          <table:table-cell table:style-name="ce0" office:value-type="string">
            <text:p>見つかってしま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. Looks like we've been noticed...</text:p>
          </table:table-cell>
          <table:table-cell table:number-columns-repeated="1020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but we're going to have to take you
down, right here and now...!!</text:p>
          </table:table-cell>
          <table:table-cell table:number-columns-repeated="1020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iiyeeeeeeeh!!! H-H-H-HELP MEEEEEEEE!!!!</text:p>
          </table:table-cell>
          <table:table-cell table:number-columns-repeated="1020"/>
        </table:table-row>
        <table:table-row>
          <table:table-cell table:style-name="ce0" office:value-type="string">
            <text:p>カラット様、何事ですか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ere a problem, Carat-sama...?!!</text:p>
          </table:table-cell>
          <table:table-cell table:number-columns-repeated="1020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hat's this, what's this—? A surprise cavalry
attack—? Eheheheheh!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Visti! Blanche! It's them! The Heavenly
Maidens!!</text:p>
          </table:table-cell>
          <table:table-cell table:number-columns-repeated="1020"/>
        </table:table-row>
        <table:table-row>
          <table:table-cell table:style-name="ce0" office:value-type="string">
            <text:p>早くやっつけろ！！</text:p>
          </table:table-cell>
          <table:table-cell table:style-name="ce0"/>
          <table:table-cell table:style-name="ce0"/>
          <table:table-cell table:style-name="ce0" office:value-type="string">
            <text:p>Quick, get 'em!!</text:p>
          </table:table-cell>
          <table:table-cell table:number-columns-repeated="1020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o you are the next-generation Heavenly
Maidens I've heard so much about.</text:p>
          </table:table-cell>
          <table:table-cell table:number-columns-repeated="1020"/>
        </table:table-row>
        <table:table-row>
          <table:table-cell table:style-name="ce0" office:value-type="string">
            <text:p>よくこのアジトを見つけましたね。</text:p>
          </table:table-cell>
          <table:table-cell table:style-name="ce0"/>
          <table:table-cell table:style-name="ce0"/>
          <table:table-cell table:style-name="ce0" office:value-type="string">
            <text:p>Good job finding our hideout.</text:p>
          </table:table-cell>
          <table:table-cell table:number-columns-repeated="1020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thought we'd never be found so deep in this
big forest—! Eheh!</text:p>
          </table:table-cell>
          <table:table-cell table:number-columns-repeated="1020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style-name="ce0"/>
          <table:table-cell table:style-name="ce0"/>
          <table:table-cell table:style-name="ce0" office:value-type="string">
            <text:p>Ahh—! It's Komu-chan, the Spirit Queen!!
Eheheheheh!! Long time, no see—!!</text:p>
          </table:table-cell>
          <table:table-cell table:number-columns-repeated="1020"/>
        </table:table-row>
        <table:table-row>
          <table:table-cell table:style-name="ce0" office:value-type="string">
            <text:p>あー・・・ひ、久しぶり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h, yes... l-long time, no see.</text:p>
          </table:table-cell>
          <table:table-cell table:number-columns-repeated="1020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style-name="ce0"/>
          <table:table-cell table:style-name="ce0"/>
          <table:table-cell table:style-name="ce0" office:value-type="string">
            <text:p>(She is just as unhinged as I remember...)</text:p>
          </table:table-cell>
          <table:table-cell table:number-columns-repeated="1020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, these are the Duchess of Hellfire's two
crazy-strong aides...</text:p>
          </table:table-cell>
          <table:table-cell table:number-columns-repeated="1020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, Saotome? Fight them...?</text:p>
          </table:table-cell>
          <table:table-cell table:number-columns-repeated="1020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an opportunity to escape prevents itself, that
would be the preferable option.</text:p>
          </table:table-cell>
          <table:table-cell table:number-columns-repeated="1020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style-name="ce0"/>
          <table:table-cell table:style-name="ce0"/>
          <table:table-cell table:style-name="ce0" office:value-type="string">
            <text:p>But I don't think we'll be so lucky.</text:p>
          </table:table-cell>
          <table:table-cell table:number-columns-repeated="1020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ight put ourselves at greater risk by
showing them our backs...</text:p>
          </table:table-cell>
          <table:table-cell table:number-columns-repeated="1020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style-name="ce0"/>
          <table:table-cell table:style-name="ce0"/>
          <table:table-cell table:style-name="ce0" office:value-type="string">
            <text:p>We may have no option than to engage them
in battle...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know first-hand just how mighty the power
of the Heavenly Maidens is.</text:p>
          </table:table-cell>
          <table:table-cell table:number-columns-repeated="1020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style-name="ce0"/>
          <table:table-cell table:style-name="ce0"/>
          <table:table-cell table:style-name="ce0" office:value-type="string">
            <text:p>I will not be holding back. I hope you're ready
to receive the fullest extents of my strength...!</text:p>
          </table:table-cell>
          <table:table-cell table:number-columns-repeated="1020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style-name="ce0"/>
          <table:table-cell table:style-name="ce0"/>
          <table:table-cell table:style-name="ce0" office:value-type="string">
            <text:p>???
“Ara, ara, ara!! We appear to have walked in
on a little dispute!!!”</text:p>
          </table:table-cell>
          <table:table-cell table:number-columns-repeated="1020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I'd recognize that aggravating, bossy voice
anywhere...!!</text:p>
          </table:table-cell>
          <table:table-cell table:number-columns-repeated="1020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has been a while, has it not! Young Djaelbaaj
girls!!</text:p>
          </table:table-cell>
          <table:table-cell table:number-columns-repeated="1020"/>
        </table:table-row>
        <table:table-row>
          <table:table-cell table:style-name="ce0" office:value-type="string">
            <text:p>パンギーニ家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angini...!!</text:p>
          </table:table-cell>
          <table:table-cell table:number-columns-repeated="1020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style-name="ce0"/>
          <table:table-cell table:style-name="ce0"/>
          <table:table-cell table:style-name="ce0" office:value-type="string">
            <text:p>Have you come to be a thorn in our sides
once again...?</text:p>
          </table:table-cell>
          <table:table-cell table:number-columns-repeated="1020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ut, of course!! For what other reason would I
deign to meet with the likes of you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ou'll always be around to stick your nose in, no
matter where we go—! Eheheh!!
Eheheheheheh!!!</text:p>
          </table:table-cell>
          <table:table-cell table:number-columns-repeated="1020"/>
        </table:table-row>
        <table:table-row>
          <table:table-cell table:style-name="ce0" office:value-type="string">
            <text:p>宿命みたいなもんだから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is must be our destiny, I guess.</text:p>
          </table:table-cell>
          <table:table-cell table:number-columns-repeated="1020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turned into one big mess...</text:p>
          </table:table-cell>
          <table:table-cell table:number-columns-repeated="1020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 the other hand, don't you think this might
be our chance?</text:p>
          </table:table-cell>
          <table:table-cell table:number-columns-repeated="1020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erhaps we should slip out while they're all
arguing with each other...?</text:p>
          </table:table-cell>
          <table:table-cell table:number-columns-repeated="1020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making it to the exit from where we're
standin' might be easier said than done...</text:p>
          </table:table-cell>
          <table:table-cell table:number-columns-repeated="1020"/>
        </table:table-row>
        <table:table-row>
          <table:table-cell table:style-name="ce0" office:value-type="string">
            <text:p>今は目立つ行動は控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d better not do anything to stand out.</text:p>
          </table:table-cell>
          <table:table-cell table:number-columns-repeated="1020"/>
        </table:table-row>
        <table:table-row>
          <table:table-cell table:style-name="ce0" office:value-type="string">
            <text:p>このまま様子を見る。</text:p>
          </table:table-cell>
          <table:table-cell table:style-name="ce0"/>
          <table:table-cell table:style-name="ce0"/>
          <table:table-cell table:style-name="ce0" office:value-type="string">
            <text:p>Let's stay still and watch, for now.</text:p>
          </table:table-cell>
          <table:table-cell table:number-columns-repeated="1020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mph! To try so doggedly to get back at us...
It casts some doubt upon the learning ability of
the Pangini family!</text:p>
          </table:table-cell>
          <table:table-cell table:number-columns-repeated="1020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style-name="ce0"/>
          <table:table-cell table:style-name="ce0"/>
          <table:table-cell table:style-name="ce0" office:value-type="string">
            <text:p>The likes of you could never compete with us!!</text:p>
          </table:table-cell>
          <table:table-cell table:number-columns-repeated="1020"/>
        </table:table-row>
        <table:table-row>
          <table:table-cell table:style-name="ce0" office:value-type="string">
            <text:p>カラット様のおっしゃる通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just as Carat-sama says.</text:p>
          </table:table-cell>
          <table:table-cell table:number-columns-repeated="1020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style-name="ce0"/>
          <table:table-cell table:style-name="ce0"/>
          <table:table-cell table:style-name="ce0" office:value-type="string">
            <text:p>I admit your Magical abilities do rise above the
level of the common demon.</text:p>
          </table:table-cell>
          <table:table-cell table:number-columns-repeated="1020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style-name="ce0"/>
          <table:table-cell table:style-name="ce0"/>
          <table:table-cell table:style-name="ce0" office:value-type="string">
            <text:p>But they don't hold a candle to mine or
Blanche's power.</text:p>
          </table:table-cell>
          <table:table-cell table:number-columns-repeated="1020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style-name="ce0"/>
          <table:table-cell table:style-name="ce0"/>
          <table:table-cell table:style-name="ce0" office:value-type="string">
            <text:p>How many times have we proven it to you
already?</text:p>
          </table:table-cell>
          <table:table-cell table:number-columns-repeated="1020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, my, my! You are full of nonsensical drivel,
aren't you?!!</text:p>
          </table:table-cell>
          <table:table-cell table:number-columns-repeated="1020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style-name="ce0"/>
          <table:table-cell table:style-name="ce0"/>
          <table:table-cell table:style-name="ce0" office:value-type="string">
            <text:p>You are ever so stuck in the past... it is a
ghastly level of idiocy to behold!!</text:p>
          </table:table-cell>
          <table:table-cell table:number-columns-repeated="1020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trying to say, “I'm not the past
me anymore.”</text:p>
          </table:table-cell>
          <table:table-cell table:number-columns-repeated="1020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It sounds like you have some kind of ace
up your sleeve this time.</text:p>
          </table:table-cell>
          <table:table-cell table:number-columns-repeated="1020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eheh!! What could it be—? I can't
wait to find out—!! Eheheh!!</text:p>
          </table:table-cell>
          <table:table-cell table:number-columns-repeated="1020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should laugh while you can...</text:p>
          </table:table-cell>
          <table:table-cell table:number-columns-repeated="1020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style-name="ce0"/>
          <table:table-cell table:style-name="ce0"/>
          <table:table-cell table:style-name="ce0" office:value-type="string">
            <text:p>Now, I suggest you attack us with all of your
might, no holds barred...!!</text:p>
          </table:table-cell>
          <table:table-cell table:number-columns-repeated="1020"/>
        </table:table-row>
        <table:table-row>
          <table:table-cell table:style-name="ce0" office:value-type="string">
            <text:p>魔力が・・・急激に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Magic... it's intense...!</text:p>
          </table:table-cell>
          <table:table-cell table:number-columns-repeated="1020"/>
        </table:table-row>
        <table:table-row>
          <table:table-cell table:style-name="ce0" office:value-type="string">
            <text:p>な、何！？　何が起きてる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-What?! What's going on?!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僕も手は抜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ll be going flat-out, too.</text:p>
          </table:table-cell>
          <table:table-cell table:number-columns-repeated="1020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style-name="ce0"/>
          <table:table-cell table:style-name="ce0"/>
          <table:table-cell table:style-name="ce0" office:value-type="string">
            <text:p>Get ready while you still can, okay?</text:p>
          </table:table-cell>
          <table:table-cell table:number-columns-repeated="1020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y're both putting out Magic way more
powerful than that time at the castle...!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these two... their Magic is about on
the same level as yours...</text:p>
          </table:table-cell>
          <table:table-cell table:number-columns-repeated="1020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s like it—! I'm knocked for six! Eheheheh!!</text:p>
          </table:table-cell>
          <table:table-cell table:number-columns-repeated="1020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perceptive you are!!</text:p>
          </table:table-cell>
          <table:table-cell table:number-columns-repeated="1020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style-name="ce0"/>
          <table:table-cell table:style-name="ce0"/>
          <table:table-cell table:style-name="ce0" office:value-type="string">
            <text:p>However... I hope you do not presume this to
be our full power?</text:p>
          </table:table-cell>
          <table:table-cell table:number-columns-repeated="1020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don't know what kind of trickery this is, but
I really will have to go all out at this rate.</text:p>
          </table:table-cell>
          <table:table-cell table:number-columns-repeated="1020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style-name="ce0"/>
          <table:table-cell table:style-name="ce0"/>
          <table:table-cell table:style-name="ce0" office:value-type="string">
            <text:p>Try and make this interesting for me, would
you...?!!</text:p>
          </table:table-cell>
          <table:table-cell table:number-columns-repeated="1020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style-name="ce0"/>
          <table:table-cell table:style-name="ce0"/>
          <table:table-cell table:style-name="ce0" office:value-type="string">
            <text:p>Carat-sama, please go inside. It's too
dangerous out here.</text:p>
          </table:table-cell>
          <table:table-cell table:number-columns-repeated="1020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-Indeed! I leave the rest to you, Visti, Blanche!!</text:p>
          </table:table-cell>
          <table:table-cell table:number-columns-repeated="1020"/>
        </table:table-row>
        <table:table-row>
          <table:table-cell table:style-name="ce0" office:value-type="string">
            <text:p>無駄なこと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ow futile!!</text:p>
          </table:table-cell>
          <table:table-cell table:number-columns-repeated="1020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style-name="ce0"/>
          <table:table-cell table:style-name="ce0"/>
          <table:table-cell table:style-name="ce0" office:value-type="string">
            <text:p>Once I have removed the two of you from the
equation, that little runt will be next!!!</text:p>
          </table:table-cell>
          <table:table-cell table:number-columns-repeated="1020"/>
        </table:table-row>
        <table:table-row>
          <table:table-cell table:style-name="ce0" office:value-type="string">
            <text:p>させません・・・っ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ver my dead body...!!</text:p>
          </table:table-cell>
          <table:table-cell table:number-columns-repeated="1020"/>
        </table:table-row>
        <table:table-row>
          <table:table-cell table:style-name="ce0" office:value-type="string">
            <text:p>・・・くっ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な、なんて力なの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terrifying power...!!</text:p>
          </table:table-cell>
          <table:table-cell table:number-columns-repeated="1020"/>
        </table:table-row>
        <table:table-row>
          <table:table-cell table:style-name="ce0" office:value-type="string">
            <text:p>だめ・・・近づけない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.. I can't even get close...!!</text:p>
          </table:table-cell>
          <table:table-cell table:number-columns-repeated="1020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...! You're more than just talk, after all...!!</text:p>
          </table:table-cell>
          <table:table-cell table:number-columns-repeated="1020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maaaazing——!! So much fun—!! Eheheh!!
Eheh, eheheheheheh!!!</text:p>
          </table:table-cell>
          <table:table-cell table:number-columns-repeated="1020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 looks like they're still holding back, too, Sis.</text:p>
          </table:table-cell>
          <table:table-cell table:number-columns-repeated="1020"/>
        </table:table-row>
        <table:table-row>
          <table:table-cell table:style-name="ce0" office:value-type="string">
            <text:p>そのようですわね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o it would appear, Saffa.</text:p>
          </table:table-cell>
          <table:table-cell table:number-columns-repeated="1020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style-name="ce0"/>
          <table:table-cell table:style-name="ce0"/>
          <table:table-cell table:style-name="ce0" office:value-type="string">
            <text:p>Then we shall simply have to drag their full
power out of them!!!!</text:p>
          </table:table-cell>
          <table:table-cell table:number-columns-repeated="1020"/>
        </table:table-row>
        <table:table-row>
          <table:table-cell table:style-name="ce0" office:value-type="string">
            <text:p>はああああああああ！！！</text:p>
          </table:table-cell>
          <table:table-cell table:style-name="ce0"/>
          <table:table-cell table:style-name="ce0"/>
          <table:table-cell table:style-name="ce0" office:value-type="string">
            <text:p>Haaaaaaaaaaaaaaaahhhh!!!</text:p>
          </table:table-cell>
          <table:table-cell table:number-columns-repeated="1020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iiiyeeeh!! We're completely surrounded by
humongous shockwaves!!!!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*tremble* *tremble* *tremble*)</text:p>
          </table:table-cell>
          <table:table-cell table:number-columns-repeated="1020"/>
        </table:table-row>
        <table:table-row>
          <table:table-cell table:style-name="ce0" office:value-type="string">
            <text:p>・・・はぁ・・・はぁ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...Haah... ha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style-name="ce0"/>
          <table:table-cell table:style-name="ce0"/>
          <table:table-cell table:style-name="ce0" office:value-type="string">
            <text:p>It... It seems the Infernal Weapons were not
just for show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can't believe it... haah... haah... you were
hiding this much power...?</text:p>
          </table:table-cell>
          <table:table-cell table:number-columns-repeated="1020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style-name="ce0"/>
          <table:table-cell table:style-name="ce0"/>
          <table:table-cell table:style-name="ce0" office:value-type="string">
            <text:p>I was careless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eheheh... I'm beaten black and blue,
too—! Eheheheheh!</text:p>
          </table:table-cell>
          <table:table-cell table:number-columns-repeated="1020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... we've put them in their place... phew...</text:p>
          </table:table-cell>
          <table:table-cell table:number-columns-repeated="1020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Our powers were evenly matched, but...)</text:p>
          </table:table-cell>
          <table:table-cell table:number-columns-repeated="1020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style-name="ce0"/>
          <table:table-cell table:style-name="ce0"/>
          <table:table-cell table:style-name="ce0" office:value-type="string">
            <text:p>(We were at a big disadvantage, having to
fight while protecting Carat-sama...)</text:p>
          </table:table-cell>
          <table:table-cell table:number-columns-repeated="1020"/>
        </table:table-row>
        <table:table-row>
          <table:table-cell table:style-name="ce0" office:value-type="string">
            <text:p>ブロンシュ、引き上げますよ。</text:p>
          </table:table-cell>
          <table:table-cell table:style-name="ce0"/>
          <table:table-cell table:style-name="ce0"/>
          <table:table-cell table:style-name="ce0" office:value-type="string">
            <text:p>Blanche, prepare to evacuate.</text:p>
          </table:table-cell>
          <table:table-cell table:number-columns-repeated="1020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 I'm fully prepared—! Eheh!</text:p>
          </table:table-cell>
          <table:table-cell table:number-columns-repeated="1020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! Running away with tails tucked between
your legs, are you?</text:p>
          </table:table-cell>
          <table:table-cell table:number-columns-repeated="1020"/>
        </table:table-row>
        <table:table-row>
          <table:table-cell table:style-name="ce0" office:value-type="string">
            <text:p>見下げ果てましたわ！！</text:p>
          </table:table-cell>
          <table:table-cell table:style-name="ce0"/>
          <table:table-cell table:style-name="ce0"/>
          <table:table-cell table:style-name="ce0" office:value-type="string">
            <text:p>Contemptible!!</text:p>
          </table:table-cell>
          <table:table-cell table:number-columns-repeated="1020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r provocative attitude only indicates the
predicament you're in, no?</text:p>
          </table:table-cell>
          <table:table-cell table:number-columns-repeated="1020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 think she's saying, “Don't put on a brave
front.”</text:p>
          </table:table-cell>
          <table:table-cell table:number-columns-repeated="1020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h... utterly despicable...!</text:p>
          </table:table-cell>
          <table:table-cell table:number-columns-repeated="1020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regrettable that we failed to bring down
the Heavenly Maidens ourselves, but never
mind.</text:p>
          </table:table-cell>
          <table:table-cell table:number-columns-repeated="1020"/>
        </table:table-row>
        <table:table-row>
          <table:table-cell table:style-name="ce0" office:value-type="string">
            <text:p>ではこれにて失礼。</text:p>
          </table:table-cell>
          <table:table-cell table:style-name="ce0"/>
          <table:table-cell table:style-name="ce0"/>
          <table:table-cell table:style-name="ce0" office:value-type="string">
            <text:p>Now, if you'll excuse us.</text:p>
          </table:table-cell>
          <table:table-cell table:number-columns-repeated="1020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ye bye—! See you again soon—!! Eheheheh!</text:p>
          </table:table-cell>
          <table:table-cell table:number-columns-repeated="1020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e'll get you for good, next time—! Look
forward to it—!!</text:p>
          </table:table-cell>
          <table:table-cell table:number-columns-repeated="1020"/>
        </table:table-row>
        <table:table-row>
          <table:table-cell table:style-name="ce0" office:value-type="string">
            <text:p>あ、待てー！　置いてくなー！！</text:p>
          </table:table-cell>
          <table:table-cell table:style-name="ce0"/>
          <table:table-cell table:style-name="ce0"/>
          <table:table-cell table:style-name="ce0" office:value-type="string">
            <text:p>Ah, wait up—! Don't leave me behind—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